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text-align="start" style:justify-single-word="false"/>
    </style:style>
    <style:style style:name="P2" style:family="paragraph" style:parent-style-name="Preformatted_20_Text">
      <style:paragraph-properties fo:text-align="start" style:justify-single-word="false"/>
      <style:text-properties style:font-name="Tahoma" fo:font-size="12pt" style:font-size-asian="12pt" style:font-size-complex="12pt"/>
    </style:style>
    <style:style style:name="P3" style:family="paragraph" style:parent-style-name="Preformatted_20_Text">
      <style:paragraph-properties fo:text-align="center" style:justify-single-word="false"/>
      <style:text-properties style:font-name="Tahoma" fo:font-size="12pt" style:font-size-asian="12pt" style:font-size-complex="12pt"/>
    </style:style>
    <style:style style:name="P4" style:family="paragraph" style:parent-style-name="Preformatted_20_Text">
      <style:paragraph-properties fo:text-align="start" style:justify-single-word="false"/>
      <style:text-properties style:font-name="Tahoma" fo:font-size="12pt" fo:font-weight="bold" style:font-size-asian="12pt" style:font-weight-asian="bold" style:font-size-complex="12pt" style:font-weight-complex="bold"/>
    </style:style>
    <style:style style:name="P5" style:family="paragraph" style:parent-style-name="Preformatted_20_Text">
      <style:paragraph-properties fo:text-align="start" style:justify-single-word="false"/>
      <style:text-properties style:font-name="Tahoma" fo:font-size="12pt" fo:font-weight="bold" style:font-size-asian="10.5pt" style:font-weight-asian="bold" style:font-size-complex="12pt" style:font-weight-complex="bold"/>
    </style:style>
    <style:style style:name="P6" style:family="paragraph" style:parent-style-name="Preformatted_20_Text">
      <style:paragraph-properties fo:text-align="center" style:justify-single-word="false"/>
      <style:text-properties style:font-name="Tahoma" fo:font-size="12pt" style:text-underline-style="solid" style:text-underline-width="auto" style:text-underline-color="font-color" style:font-size-asian="12pt" style:font-size-complex="12pt"/>
    </style:style>
    <style:style style:name="P7" style:family="paragraph" style:parent-style-name="Preformatted_20_Text">
      <style:paragraph-properties fo:text-align="start" style:justify-single-word="false"/>
      <style:text-properties style:font-name="Tahoma" fo:font-size="12pt" style:font-size-asian="10.5pt" style:font-size-complex="12pt"/>
    </style:style>
    <style:style style:name="P8" style:family="paragraph" style:parent-style-name="Preformatted_20_Text" style:list-style-name="L1">
      <style:paragraph-properties fo:text-align="start" style:justify-single-word="false"/>
      <style:text-properties fo:font-size="10.5pt" style:font-size-asian="10.5pt" style:font-size-complex="10.5pt"/>
    </style:style>
    <style:style style:name="P9" style:family="paragraph" style:parent-style-name="Preformatted_20_Text" style:list-style-name="L2">
      <style:paragraph-properties fo:text-align="start" style:justify-single-word="false"/>
      <style:text-properties fo:font-size="10.5pt" style:font-size-asian="10.5pt" style:font-size-complex="10.5pt"/>
    </style:style>
    <style:style style:name="P10" style:family="paragraph" style:parent-style-name="Preformatted_20_Text">
      <style:paragraph-properties fo:text-align="start" style:justify-single-word="false"/>
      <style:text-properties style:font-name="Tahoma" fo:font-size="12pt" style:font-size-asian="10.5pt" style:font-size-complex="12pt"/>
    </style:style>
    <style:style style:name="P11" style:family="paragraph" style:parent-style-name="Preformatted_20_Text">
      <style:paragraph-properties fo:text-align="start" style:justify-single-word="false"/>
      <style:text-properties style:font-name="Tahoma" fo:font-size="12pt" fo:font-weight="bold" style:font-size-asian="10.5pt" style:font-weight-asian="bold" style:font-size-complex="12pt" style:font-weight-complex="bold"/>
    </style:style>
    <style:style style:name="P12" style:family="paragraph" style:parent-style-name="Preformatted_20_Text">
      <style:paragraph-properties fo:text-align="start" style:justify-single-word="false"/>
      <style:text-properties style:font-name="Tahoma" fo:font-size="12pt" fo:font-weight="normal"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evin Welsh</text:p>
      <text:p text:style-name="P2">CIS 452 - Operating Systems</text:p>
      <text:p text:style-name="P2">October 6, 2011</text:p>
      <text:p text:style-name="P2">Assignment One</text:p>
      <text:p text:style-name="P3"/>
      <text:p text:style-name="P6">Forks and Pipes</text:p>
      <text:p text:style-name="P2"/>
      <text:p text:style-name="P4">Assignment</text:p>
      <text:p text:style-name="P4"/>
      <text:p text:style-name="P2"><text:tab/><text:span text:style-name="T2">Our assignment was to design a program that can take in multiple files, sort each file, and write to a master file. We were instructed to build a tree with multiple process (or threads) and to have each process sort one file. Once all files are sorted, each process would send up the results to it's parent. The parent would sort the results of the two children and send the results to it's parent. This process should repeat until the master process has all the sorted files to write to the master file.</text:span></text:p>
      <text:p text:style-name="P2"/>
      <text:p text:style-name="P2"/>
      <text:p text:style-name="P4">Approach</text:p>
      <text:p text:style-name="P2"/>
      <text:p text:style-name="P2"><text:tab/>I decided to divide the project into multiple parts and write in C. First, I wanted to design the process tree. I limited my self to one parent, two children, and four grandchildren in the beginning with the hopes of scaling it later. A diagram of the tree can be seen at the end of the document.</text:p>
      <text:p text:style-name="P2"><text:tab/></text:p>
      <text:p text:style-name="P2"><text:tab/>Second, I assigned each grandchild a file to sort. Once each grandchild sorted their file, I wanted to send up the results of the file to the parent. This meant I had to establish pipes between the children and their parents. I made right, left, and up pipes in the parent process so each child (and grandchild) would inherit the pipes made. Now, I attempted to redirect the pipes to their proper locations with 'dup2'. This is where I came to a premature end, as my program would hang if a process attempted to read from a pipe.</text:p>
      <text:p text:style-name="P2"/>
      <text:p text:style-name="P2"/>
      <text:p text:style-name="P4">Data Structures</text:p>
      <text:p text:style-name="P2"><text:tab/></text:p>
      <text:p text:style-name="P2"><text:tab/>I designed my program to use a simple process tree with pipes as communication. Each pipe had a pipeLeft, pipeRight, and pipeUp. I closed the parent's up pipe and the grandchildren's left and right pipes, as they were unnecessary. I would connect a parent's left pipe to the left child's up pipe. I would connect a parent's right pipe to the right child's up pipe.</text:p>
      <text:p text:style-name="P2"/>
      <text:p text:style-name="P2"><text:tab/>I wanted to use threads and signals in the program. Signals never had any applicable use that I could see. I didn't have time to incorporate threads into the project, though their uses is apparent (replace processes with threads). I hope to work with these more in the future, as I enjoyed the lab assignments pertaining to them.</text:p>
      <text:p text:style-name="P2"/>
      <text:p text:style-name="P2"/>
      <text:p text:style-name="P4"><text:soft-page-break/>Assumptions &amp; Limitations</text:p>
      <text:p text:style-name="P2"><text:tab/></text:p>
      <text:p text:style-name="P2"><text:tab/>I was not able to scale my program correctly, so my program assumes that there are only four files. These files need to be in the same directory as the executable.</text:p>
      <text:p text:style-name="P2"/>
      <text:p text:style-name="P2"><text:tab/>I was never able to get reading from a pipe to work. My instinct leads me to believe this is a problem with how I used 'dup2' to connect pipes.</text:p>
      <text:p text:style-name="P2"/>
      <text:p text:style-name="P2"><text:tab/>The program never actually sorts the files; it only reads the value and writes whatever was in the file to the pipe.</text:p>
      <text:p text:style-name="P2"/>
      <text:p text:style-name="P2"/>
      <text:p text:style-name="P4">What I Accomplished</text:p>
      <text:p text:style-name="P2"/>
      <text:list xml:id="list1446855226" text:style-name="L1">
        <text:list-item>
          <text:p text:style-name="P8">Was able to set up and use source control (Github)</text:p>
        </text:list-item>
        <text:list-item>
          <text:p text:style-name="P8">Was able to create a simple process tree (One Parent, Two Children, and Four Grandchildren)</text:p>
        </text:list-item>
        <text:list-item>
          <text:p text:style-name="P8">Was able to read the contents of each file using multiple processes</text:p>
        </text:list-item>
        <text:list-item>
          <text:p text:style-name="P8">Was able to establish pipes for the processes</text:p>
        </text:list-item>
        <text:list-item>
          <text:p text:style-name="P8">Was able to write to pipes</text:p>
        </text:list-item>
        <text:list-item>
          <text:p text:style-name="P8">Was able to create a log file for debugging purposes</text:p>
        </text:list-item>
      </text:list>
      <text:p text:style-name="P2"/>
      <text:p text:style-name="P2"/>
      <text:p text:style-name="P2"><text:span text:style-name="T1">Wish List</text:span> </text:p>
      <text:p text:style-name="P2"/>
      <text:list xml:id="list182551974" text:style-name="L2">
        <text:list-item>
          <text:p text:style-name="P9">Wasn't able to get reading from a pipe to work</text:p>
        </text:list-item>
        <text:list-item>
          <text:p text:style-name="P9">Wasn't able to sort the contents of each file (stuck on atoi)</text:p>
        </text:list-item>
        <text:list-item>
          <text:p text:style-name="P9">Wanted to provide a cool visualization of executing code</text:p>
        </text:list-item>
      </text:list>
      <text:p text:style-name="P1"/>
      <text:p text:style-name="P1"/>
      <text:p text:style-name="P5">What I Learned</text:p>
      <text:p text:style-name="P7"/>
      <text:p text:style-name="P7"><text:tab/>I learned that source control isn't as complicated and 'evil' as I once believed. Although I saw little benefit to using it for individual projects when compared to a simple flash drive, the benefit becomes readily apparent when more people attempt to collaborate on the same code. While I committed to my repository often, I never needed to use an older version of my code this time. Access to older code would be helpful in many cases though.</text:p>
      <text:p text:style-name="P7"/>
      <text:p text:style-name="P7"><text:tab/>I learned that establishing a simple process tree is significantly harder if you want to scale it. I was able to make a simple tree, but when I attempted building the tree recursively I was unable to keep track of each process. I fork bombed one of the labs computers, but had enough time (and intuition) to quickly cancel my program before crashing anything. </text:p>
      <text:p text:style-name="P7"/>
      <text:p text:style-name="P7"><text:tab/>I learned that sleep commands are not an elegant solution to keep a process waiting. I originally had sleep commands to prevent the parents from exiting while children were executing. The problem became apparent when the children were taking longer than the parent was willing to wait (resulting in print statements from the children to not execute as they were killed too soon). I replaced the sleep commands with waitpid(0,&amp;status,0). This <text:soft-page-break/>makes the parent wait for (any)one child process to end. I put two waits so the parent would have to wait until (all)two children end before continuing.</text:p>
      <text:p text:style-name="P7"/>
      <text:p text:style-name="P7"><text:tab/>I learned how to read the contents of a file. This was probably the simplest part of the project, as I had code on how to read a file from a previous class. A simple copy/paste and slight modifications was all it took.</text:p>
      <text:p text:style-name="P7"/>
      <text:p text:style-name="P7"><text:tab/>I learned much about how pipes work. I learned that the children processes inherit pipes established by the parent, leading me to only declare the pipes in the parent process and let the children (and grandchildren) also get their own pipes. I was able to redirect the pipes using 'dup2' but never got my tree to be connected properly, resulting in my read_pipe function to hang. I was able to write to pipes using my write_pipe function. I was able to close the unnecessary pipes for each process.</text:p>
      <text:p text:style-name="P7"/>
      <text:p text:style-name="P7"><text:tab/>I learned how to create a quality log file for debugging purposes. I easily was able to create an empty log file, but ran into a segmentation faults if I tried to log anything that was in a loop. I eventually got around this problem by closing the log file every time I finished writing a statement to it and re-opening it with 'myLog = fopen("log.txt", "a+")' command (appending to the existing log). </text:p>
      <text:p text:style-name="P7"/>
      <text:p text:style-name="P7"><text:tab/>I learned that sorting an array of characters is much harder than it should be in C. I remember doing a sort by using the 'atoi' function to turn each element into an int and calling 'qsort' on it, but never got 'atoi' to behave. I was able to get the first element and turn it into an int, but 'atoi' would ignore the other elements. When I tried to increment through the array and call 'atoi' on each element, I would get an int array that was empty. I abandoned my attempt to sort the files and tried instead to just write the entire unsorted character array into the pipes. This worked, though it was eventually a fruitless endeavor given that reading from a pipe would hang my processes.</text:p>
      <text:p text:style-name="P7"/>
      <text:p text:style-name="P7"/>
      <text:p text:style-name="P5">Process Tree Diagram</text:p>
      <text:p text:style-name="P5"/>
      <text:p text:style-name="P12"><text:tab/><text:tab/><text:tab/><text:tab/><text:tab/><text:tab/> <text:s text:c="3"/>Parent</text:p>
      <text:p text:style-name="P12"><text:tab/><text:tab/><text:tab/><text:tab/><text:tab/><text:tab/>/<text:tab/> <text:s text:c="6"/>\</text:p>
      <text:p text:style-name="P12"><text:tab/><text:tab/><text:tab/><text:tab/><text:tab/>Child<text:tab/><text:tab/> <text:s text:c="6"/>Child</text:p>
      <text:p text:style-name="P12"><text:tab/><text:tab/><text:tab/><text:tab/> <text:s text:c="6"/>/<text:tab/> <text:s text:c="5"/>\<text:tab/> <text:s text:c="16"/>/<text:tab/> <text:s text:c="6"/>\</text:p>
      <text:p text:style-name="P12"><text:tab/><text:tab/><text:tab/>Grandchild<text:tab/>Grandchild<text:tab/>Grandchild<text:tab/>Grandchi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10-06T12:43:05</dc:date>
    <dc:creator>Welsh </dc:creator>
    <meta:generator>LibreOffice/3.3$Unix LibreOffice_project/330m19$Build-301</meta:generator>
    <meta:editing-duration>PT1H9M50S</meta:editing-duration>
    <meta:editing-cycles>103</meta:editing-cycles>
    <meta:document-statistic meta:table-count="0" meta:image-count="0" meta:object-count="0" meta:page-count="3" meta:paragraph-count="45" meta:word-count="1175" meta:character-count="6526"/>
  </office:meta>
</office:document-meta>
</file>